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to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fo:color="#000000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2" style:family="table-cell" style:parent-style-name="Default" style:data-style-name="N3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3" style:family="table-cell" style:parent-style-name="Default" style:data-style-name="N4">
      <style:table-cell-properties fo:border="thin solid #000000" style:vertical-align="automatic" fo:background-color="transparent"/>
      <style:text-properties fo:color="#000000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top"/>
      <style:text-properties fo:color="#00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85208333333333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95791666666667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06_4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70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6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5" table:style-name="ce5"/>
          <table:table-cell office:value-type="string" table:style-name="ce6">
            <text:p>資料月份：106 年4 月</text:p>
          </table:table-cell>
          <table:table-cell table:style-name="ce1"/>
          <table:table-cell table:number-columns-repeated="5" table:style-name="ce5"/>
          <table:table-cell table:style-name="ce7"/>
          <table:table-cell table:number-columns-repeated="16370"/>
        </table:table-row>
        <table:table-row table:style-name="ro2">
          <table:table-cell office:value-type="string" table:number-columns-spanned="1" table:number-rows-spanned="3" table:style-name="ce8">
            <text:p>金融機構名稱</text:p>
          </table:table-cell>
          <table:table-cell office:value-type="string" table:style-name="ce9">
            <text:p>流通卡數</text:p>
          </table:table-cell>
          <table:table-cell office:value-type="string" table:style-name="ce9">
            <text:p>有效卡數</text:p>
          </table:table-cell>
          <table:table-cell office:value-type="string" table:style-name="ce9">
            <text:p>當月發卡數</text:p>
          </table:table-cell>
          <table:table-cell office:value-type="string" table:style-name="ce9">
            <text:p>當月停卡數</text:p>
          </table:table-cell>
          <table:table-cell office:value-type="string" table:style-name="ce10">
            <text:p>循環信用</text:p>
          </table:table-cell>
          <table:table-cell office:value-type="string" table:style-name="ce10">
            <text:p>未到期</text:p>
          </table:table-cell>
          <table:table-cell office:value-type="string" table:style-name="ce10">
            <text:p>當月簽帳</text:p>
          </table:table-cell>
          <table:table-cell office:value-type="string" table:style-name="ce10">
            <text:p>當月預借</text:p>
          </table:table-cell>
          <table:table-cell office:value-type="string" table:style-name="ce9">
            <text:p>逾期三個月以上</text:p>
          </table:table-cell>
          <table:table-cell office:value-type="string" table:style-name="ce9">
            <text:p>逾期六個月以上</text:p>
          </table:table-cell>
          <table:table-cell office:value-type="string" table:style-name="ce10">
            <text:p>備抵呆帳</text:p>
          </table:table-cell>
          <table:table-cell office:value-type="string" table:style-name="ce11">
            <text:p>當月轉銷</text:p>
          </table:table-cell>
          <table:table-cell office:value-type="string" table:style-name="ce12">
            <text:p>當年度轉銷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分期付款</text:p>
          </table:table-cell>
          <table:table-cell office:value-type="string" table:style-name="ce15">
            <text:p>金額</text:p>
          </table:table-cell>
          <table:table-cell office:value-type="string" table:style-name="ce15">
            <text:p>現金金額</text:p>
          </table:table-cell>
          <table:table-cell office:value-type="string" table:style-name="ce14">
            <text:p>帳款占應收帳款</text:p>
          </table:table-cell>
          <table:table-cell office:value-type="string" table:style-name="ce14">
            <text:p>帳款占應收帳款</text:p>
          </table:table-cell>
          <table:table-cell office:value-type="string" table:style-name="ce16">
            <text:p>提足率</text:p>
          </table:table-cell>
          <table:table-cell office:value-type="string" table:style-name="ce17">
            <text:p>呆帳金額</text:p>
          </table:table-cell>
          <table:table-cell office:value-type="string" table:style-name="ce16">
            <text:p>呆帳金額</text:p>
          </table:table-cell>
          <table:table-cell table:number-columns-repeated="16370"/>
        </table:table-row>
        <table:table-row table:style-name="ro2">
          <table:covered-table-cell/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5">
            <text:p>餘額</text:p>
          </table:table-cell>
          <table:table-cell office:value-type="string" table:style-name="ce15">
            <text:p>　</text:p>
          </table:table-cell>
          <table:table-cell office:value-type="string" table:style-name="ce14">
            <text:p>　</text:p>
          </table:table-cell>
          <table:table-cell office:value-type="string" table:style-name="ce14">
            <text:p>餘額(含催收款)</text:p>
          </table:table-cell>
          <table:table-cell office:value-type="string" table:style-name="ce14">
            <text:p>餘額(含催收款)</text:p>
          </table:table-cell>
          <table:table-cell office:value-type="string" table:style-name="ce16">
            <text:p>(%)</text:p>
          </table:table-cell>
          <table:table-cell office:value-type="string" table:style-name="ce17">
            <text:p>　</text:p>
          </table:table-cell>
          <table:table-cell office:value-type="string" table:style-name="ce16">
            <text:p>累計至</text:p>
          </table:table-cell>
          <table:table-cell table:number-columns-repeated="16370"/>
        </table:table-row>
        <table:table-row table:style-name="ro2">
          <table:table-cell office:value-type="string" table:style-name="ce18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　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之比率(%)</text:p>
          </table:table-cell>
          <table:table-cell office:value-type="string" table:style-name="ce19">
            <text:p><text:s/></text:p>
          </table:table-cell>
          <table:table-cell office:value-type="string" table:style-name="ce19">
            <text:p><text:s/></text:p>
          </table:table-cell>
          <table:table-cell office:value-type="string" table:style-name="ce20">
            <text:p>資料月份</text:p>
          </table:table-cell>
          <table:table-cell table:number-columns-repeated="16370"/>
        </table:table-row>
        <table:table-row table:style-name="ro2">
          <table:table-cell office:value-type="string" table:style-name="ce21">
            <text:p>臺灣銀行</text:p>
          </table:table-cell>
          <table:table-cell office:value-type="float" office:value="249049" table:style-name="ce22">
            <text:p>249,049</text:p>
          </table:table-cell>
          <table:table-cell office:value-type="float" office:value="130432" table:style-name="ce22">
            <text:p>130,432</text:p>
          </table:table-cell>
          <table:table-cell office:value-type="float" office:value="4125" table:style-name="ce22">
            <text:p>4,125</text:p>
          </table:table-cell>
          <table:table-cell office:value-type="float" office:value="1967" table:style-name="ce22">
            <text:p>1,967</text:p>
          </table:table-cell>
          <table:table-cell office:value-type="float" office:value="214849" table:style-name="ce22">
            <text:p>214,849</text:p>
          </table:table-cell>
          <table:table-cell office:value-type="float" office:value="10872" table:style-name="ce22">
            <text:p>10,872</text:p>
          </table:table-cell>
          <table:table-cell office:value-type="float" office:value="572770" table:style-name="ce22">
            <text:p>572,770</text:p>
          </table:table-cell>
          <table:table-cell office:value-type="float" office:value="986" table:style-name="ce22">
            <text:p>986</text:p>
          </table:table-cell>
          <table:table-cell office:value-type="float" office:value="0.1" table:style-name="ce23">
            <text:p>0.10</text:p>
          </table:table-cell>
          <table:table-cell office:value-type="float" office:value="0.06" table:style-name="ce23">
            <text:p>0.06</text:p>
          </table:table-cell>
          <table:table-cell office:value-type="float" office:value="978.42" table:style-name="ce23">
            <text:p>978.42</text:p>
          </table:table-cell>
          <table:table-cell office:value-type="float" office:value="1082" table:style-name="ce22">
            <text:p>1,082</text:p>
          </table:table-cell>
          <table:table-cell office:value-type="float" office:value="6593" table:style-name="ce22">
            <text:p>6,59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土地銀行</text:p>
          </table:table-cell>
          <table:table-cell office:value-type="float" office:value="242043" table:style-name="ce22">
            <text:p>242,043</text:p>
          </table:table-cell>
          <table:table-cell office:value-type="float" office:value="129430" table:style-name="ce22">
            <text:p>129,430</text:p>
          </table:table-cell>
          <table:table-cell office:value-type="float" office:value="4602" table:style-name="ce22">
            <text:p>4,602</text:p>
          </table:table-cell>
          <table:table-cell office:value-type="float" office:value="1079" table:style-name="ce22">
            <text:p>1,079</text:p>
          </table:table-cell>
          <table:table-cell office:value-type="float" office:value="305149" table:style-name="ce22">
            <text:p>305,149</text:p>
          </table:table-cell>
          <table:table-cell office:value-type="float" office:value="48925" table:style-name="ce22">
            <text:p>48,925</text:p>
          </table:table-cell>
          <table:table-cell office:value-type="float" office:value="766982" table:style-name="ce22">
            <text:p>766,982</text:p>
          </table:table-cell>
          <table:table-cell office:value-type="float" office:value="621" table:style-name="ce22">
            <text:p>621</text:p>
          </table:table-cell>
          <table:table-cell office:value-type="float" office:value="0.56999999999999995" table:style-name="ce23">
            <text:p>0.57</text:p>
          </table:table-cell>
          <table:table-cell office:value-type="float" office:value="0.47" table:style-name="ce23">
            <text:p>0.47</text:p>
          </table:table-cell>
          <table:table-cell office:value-type="float" office:value="555.16999999999996" table:style-name="ce23">
            <text:p>555.17</text:p>
          </table:table-cell>
          <table:table-cell office:value-type="float" office:value="1847" table:style-name="ce22">
            <text:p>1,847</text:p>
          </table:table-cell>
          <table:table-cell office:value-type="float" office:value="7656" table:style-name="ce22">
            <text:p>7,656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合作金庫商業銀行</text:p>
          </table:table-cell>
          <table:table-cell office:value-type="float" office:value="461821" table:style-name="ce22">
            <text:p>461,821</text:p>
          </table:table-cell>
          <table:table-cell office:value-type="float" office:value="284875" table:style-name="ce22">
            <text:p>284,875</text:p>
          </table:table-cell>
          <table:table-cell office:value-type="float" office:value="5696" table:style-name="ce22">
            <text:p>5,696</text:p>
          </table:table-cell>
          <table:table-cell office:value-type="float" office:value="4330" table:style-name="ce22">
            <text:p>4,330</text:p>
          </table:table-cell>
          <table:table-cell office:value-type="float" office:value="653453" table:style-name="ce22">
            <text:p>653,453</text:p>
          </table:table-cell>
          <table:table-cell office:value-type="float" office:value="214096" table:style-name="ce22">
            <text:p>214,096</text:p>
          </table:table-cell>
          <table:table-cell office:value-type="float" office:value="2528538" table:style-name="ce22">
            <text:p>2,528,538</text:p>
          </table:table-cell>
          <table:table-cell office:value-type="float" office:value="3302" table:style-name="ce22">
            <text:p>3,302</text:p>
          </table:table-cell>
          <table:table-cell office:value-type="float" office:value="0.4" table:style-name="ce23">
            <text:p>0.40</text:p>
          </table:table-cell>
          <table:table-cell office:value-type="float" office:value="0.34" table:style-name="ce23">
            <text:p>0.34</text:p>
          </table:table-cell>
          <table:table-cell office:value-type="float" office:value="254.48" table:style-name="ce23">
            <text:p>254.48</text:p>
          </table:table-cell>
          <table:table-cell office:value-type="float" office:value="5469" table:style-name="ce22">
            <text:p>5,469</text:p>
          </table:table-cell>
          <table:table-cell office:value-type="float" office:value="15445" table:style-name="ce22">
            <text:p>15,44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第一商業銀行</text:p>
          </table:table-cell>
          <table:table-cell office:value-type="float" office:value="963633" table:style-name="ce22">
            <text:p>963,633</text:p>
          </table:table-cell>
          <table:table-cell office:value-type="float" office:value="636700" table:style-name="ce22">
            <text:p>636,700</text:p>
          </table:table-cell>
          <table:table-cell office:value-type="float" office:value="10220" table:style-name="ce22">
            <text:p>10,220</text:p>
          </table:table-cell>
          <table:table-cell office:value-type="float" office:value="8007" table:style-name="ce22">
            <text:p>8,007</text:p>
          </table:table-cell>
          <table:table-cell office:value-type="float" office:value="1405664" table:style-name="ce22">
            <text:p>1,405,664</text:p>
          </table:table-cell>
          <table:table-cell office:value-type="float" office:value="1030219" table:style-name="ce22">
            <text:p>1,030,219</text:p>
          </table:table-cell>
          <table:table-cell office:value-type="float" office:value="3635669" table:style-name="ce22">
            <text:p>3,635,669</text:p>
          </table:table-cell>
          <table:table-cell office:value-type="float" office:value="13363" table:style-name="ce22">
            <text:p>13,363</text:p>
          </table:table-cell>
          <table:table-cell office:value-type="float" office:value="0.23" table:style-name="ce23">
            <text:p>0.23</text:p>
          </table:table-cell>
          <table:table-cell office:value-type="float" office:value="0" table:style-name="ce23">
            <text:p>0.00</text:p>
          </table:table-cell>
          <table:table-cell office:value-type="float" office:value="1592.25" table:style-name="ce23">
            <text:p>1,592.25</text:p>
          </table:table-cell>
          <table:table-cell office:value-type="float" office:value="5981" table:style-name="ce22">
            <text:p>5,981</text:p>
          </table:table-cell>
          <table:table-cell office:value-type="float" office:value="23838" table:style-name="ce22">
            <text:p>23,83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南商業銀行</text:p>
          </table:table-cell>
          <table:table-cell office:value-type="float" office:value="953173" table:style-name="ce22">
            <text:p>953,173</text:p>
          </table:table-cell>
          <table:table-cell office:value-type="float" office:value="705994" table:style-name="ce22">
            <text:p>705,994</text:p>
          </table:table-cell>
          <table:table-cell office:value-type="float" office:value="21624" table:style-name="ce22">
            <text:p>21,624</text:p>
          </table:table-cell>
          <table:table-cell office:value-type="float" office:value="9542" table:style-name="ce22">
            <text:p>9,542</text:p>
          </table:table-cell>
          <table:table-cell office:value-type="float" office:value="793916" table:style-name="ce22">
            <text:p>793,916</text:p>
          </table:table-cell>
          <table:table-cell office:value-type="float" office:value="2035916" table:style-name="ce22">
            <text:p>2,035,916</text:p>
          </table:table-cell>
          <table:table-cell office:value-type="float" office:value="3615552" table:style-name="ce22">
            <text:p>3,615,552</text:p>
          </table:table-cell>
          <table:table-cell office:value-type="float" office:value="1207" table:style-name="ce22">
            <text:p>1,207</text:p>
          </table:table-cell>
          <table:table-cell office:value-type="float" office:value="0.18" table:style-name="ce23">
            <text:p>0.18</text:p>
          </table:table-cell>
          <table:table-cell office:value-type="float" office:value="0" table:style-name="ce23">
            <text:p>0.00</text:p>
          </table:table-cell>
          <table:table-cell office:value-type="float" office:value="459.08" table:style-name="ce23">
            <text:p>459.08</text:p>
          </table:table-cell>
          <table:table-cell office:value-type="float" office:value="0" table:style-name="ce22">
            <text:p>0</text:p>
          </table:table-cell>
          <table:table-cell office:value-type="float" office:value="15817" table:style-name="ce22">
            <text:p>15,81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彰化商業銀行</text:p>
          </table:table-cell>
          <table:table-cell office:value-type="float" office:value="420323" table:style-name="ce22">
            <text:p>420,323</text:p>
          </table:table-cell>
          <table:table-cell office:value-type="float" office:value="202701" table:style-name="ce22">
            <text:p>202,701</text:p>
          </table:table-cell>
          <table:table-cell office:value-type="float" office:value="3405" table:style-name="ce22">
            <text:p>3,405</text:p>
          </table:table-cell>
          <table:table-cell office:value-type="float" office:value="2748" table:style-name="ce22">
            <text:p>2,748</text:p>
          </table:table-cell>
          <table:table-cell office:value-type="float" office:value="290804" table:style-name="ce22">
            <text:p>290,804</text:p>
          </table:table-cell>
          <table:table-cell office:value-type="float" office:value="142395" table:style-name="ce22">
            <text:p>142,395</text:p>
          </table:table-cell>
          <table:table-cell office:value-type="float" office:value="1096628" table:style-name="ce22">
            <text:p>1,096,628</text:p>
          </table:table-cell>
          <table:table-cell office:value-type="float" office:value="575" table:style-name="ce22">
            <text:p>575</text:p>
          </table:table-cell>
          <table:table-cell office:value-type="float" office:value="0.27" table:style-name="ce23">
            <text:p>0.27</text:p>
          </table:table-cell>
          <table:table-cell office:value-type="float" office:value="0.01" table:style-name="ce23">
            <text:p>0.01</text:p>
          </table:table-cell>
          <table:table-cell office:value-type="float" office:value="737.34" table:style-name="ce23">
            <text:p>737.34</text:p>
          </table:table-cell>
          <table:table-cell office:value-type="float" office:value="3156" table:style-name="ce22">
            <text:p>3,156</text:p>
          </table:table-cell>
          <table:table-cell office:value-type="float" office:value="7892" table:style-name="ce22">
            <text:p>7,89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上海商業儲蓄銀行</text:p>
          </table:table-cell>
          <table:table-cell office:value-type="float" office:value="361550" table:style-name="ce22">
            <text:p>361,550</text:p>
          </table:table-cell>
          <table:table-cell office:value-type="float" office:value="182365" table:style-name="ce22">
            <text:p>182,365</text:p>
          </table:table-cell>
          <table:table-cell office:value-type="float" office:value="2353" table:style-name="ce22">
            <text:p>2,353</text:p>
          </table:table-cell>
          <table:table-cell office:value-type="float" office:value="1586" table:style-name="ce22">
            <text:p>1,586</text:p>
          </table:table-cell>
          <table:table-cell office:value-type="float" office:value="687446" table:style-name="ce22">
            <text:p>687,446</text:p>
          </table:table-cell>
          <table:table-cell office:value-type="float" office:value="196040" table:style-name="ce22">
            <text:p>196,040</text:p>
          </table:table-cell>
          <table:table-cell office:value-type="float" office:value="901538" table:style-name="ce22">
            <text:p>901,538</text:p>
          </table:table-cell>
          <table:table-cell office:value-type="float" office:value="6620" table:style-name="ce22">
            <text:p>6,620</text:p>
          </table:table-cell>
          <table:table-cell office:value-type="float" office:value="0.76" table:style-name="ce23">
            <text:p>0.76</text:p>
          </table:table-cell>
          <table:table-cell office:value-type="float" office:value="0.16" table:style-name="ce23">
            <text:p>0.16</text:p>
          </table:table-cell>
          <table:table-cell office:value-type="float" office:value="932.53" table:style-name="ce23">
            <text:p>932.53</text:p>
          </table:table-cell>
          <table:table-cell office:value-type="float" office:value="5607" table:style-name="ce22">
            <text:p>5,607</text:p>
          </table:table-cell>
          <table:table-cell office:value-type="float" office:value="11278" table:style-name="ce22">
            <text:p>11,27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北富邦商業銀行</text:p>
          </table:table-cell>
          <table:table-cell office:value-type="float" office:value="2315884" table:style-name="ce22">
            <text:p>2,315,884</text:p>
          </table:table-cell>
          <table:table-cell office:value-type="float" office:value="1719036" table:style-name="ce22">
            <text:p>1,719,036</text:p>
          </table:table-cell>
          <table:table-cell office:value-type="float" office:value="23880" table:style-name="ce22">
            <text:p>23,880</text:p>
          </table:table-cell>
          <table:table-cell office:value-type="float" office:value="18953" table:style-name="ce22">
            <text:p>18,953</text:p>
          </table:table-cell>
          <table:table-cell office:value-type="float" office:value="5855591" table:style-name="ce22">
            <text:p>5,855,591</text:p>
          </table:table-cell>
          <table:table-cell office:value-type="float" office:value="10416944" table:style-name="ce22">
            <text:p>10,416,944</text:p>
          </table:table-cell>
          <table:table-cell office:value-type="float" office:value="15752919" table:style-name="ce22">
            <text:p>15,752,919</text:p>
          </table:table-cell>
          <table:table-cell office:value-type="float" office:value="47700" table:style-name="ce22">
            <text:p>47,700</text:p>
          </table:table-cell>
          <table:table-cell office:value-type="float" office:value="0.14000000000000001" table:style-name="ce23">
            <text:p>0.14</text:p>
          </table:table-cell>
          <table:table-cell office:value-type="float" office:value="0" table:style-name="ce23">
            <text:p>0.00</text:p>
          </table:table-cell>
          <table:table-cell office:value-type="float" office:value="810.57" table:style-name="ce23">
            <text:p>810.57</text:p>
          </table:table-cell>
          <table:table-cell office:value-type="float" office:value="25564" table:style-name="ce22">
            <text:p>25,564</text:p>
          </table:table-cell>
          <table:table-cell office:value-type="float" office:value="94578" table:style-name="ce22">
            <text:p>94,57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國泰世華商業銀行</text:p>
          </table:table-cell>
          <table:table-cell office:value-type="float" office:value="5984723" table:style-name="ce22">
            <text:p>5,984,723</text:p>
          </table:table-cell>
          <table:table-cell office:value-type="float" office:value="4219214" table:style-name="ce22">
            <text:p>4,219,214</text:p>
          </table:table-cell>
          <table:table-cell office:value-type="float" office:value="58106" table:style-name="ce22">
            <text:p>58,106</text:p>
          </table:table-cell>
          <table:table-cell office:value-type="float" office:value="35732" table:style-name="ce22">
            <text:p>35,732</text:p>
          </table:table-cell>
          <table:table-cell office:value-type="float" office:value="15442834" table:style-name="ce22">
            <text:p>15,442,834</text:p>
          </table:table-cell>
          <table:table-cell office:value-type="float" office:value="9420518" table:style-name="ce22">
            <text:p>9,420,518</text:p>
          </table:table-cell>
          <table:table-cell office:value-type="float" office:value="30113470" table:style-name="ce22">
            <text:p>30,113,470</text:p>
          </table:table-cell>
          <table:table-cell office:value-type="float" office:value="191870" table:style-name="ce22">
            <text:p>191,870</text:p>
          </table:table-cell>
          <table:table-cell office:value-type="float" office:value="0.15" table:style-name="ce23">
            <text:p>0.15</text:p>
          </table:table-cell>
          <table:table-cell office:value-type="float" office:value="0" table:style-name="ce23">
            <text:p>0.00</text:p>
          </table:table-cell>
          <table:table-cell office:value-type="float" office:value="2443.1999999999998" table:style-name="ce23">
            <text:p>2,443.20</text:p>
          </table:table-cell>
          <table:table-cell office:value-type="float" office:value="31024" table:style-name="ce22">
            <text:p>31,024</text:p>
          </table:table-cell>
          <table:table-cell office:value-type="float" office:value="127669" table:style-name="ce22">
            <text:p>127,66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高雄銀行</text:p>
          </table:table-cell>
          <table:table-cell office:value-type="float" office:value="10326" table:style-name="ce22">
            <text:p>10,326</text:p>
          </table:table-cell>
          <table:table-cell office:value-type="float" office:value="4278" table:style-name="ce22">
            <text:p>4,278</text:p>
          </table:table-cell>
          <table:table-cell office:value-type="float" office:value="31" table:style-name="ce22">
            <text:p>31</text:p>
          </table:table-cell>
          <table:table-cell office:value-type="float" office:value="38" table:style-name="ce22">
            <text:p>38</text:p>
          </table:table-cell>
          <table:table-cell office:value-type="float" office:value="7500" table:style-name="ce22">
            <text:p>7,500</text:p>
          </table:table-cell>
          <table:table-cell office:value-type="float" office:value="65" table:style-name="ce22">
            <text:p>65</text:p>
          </table:table-cell>
          <table:table-cell office:value-type="float" office:value="124577" table:style-name="ce22">
            <text:p>124,577</text:p>
          </table:table-cell>
          <table:table-cell office:value-type="float" office:value="113" table:style-name="ce22">
            <text:p>113</text:p>
          </table:table-cell>
          <table:table-cell office:value-type="float" office:value="0.33" table:style-name="ce23">
            <text:p>0.33</text:p>
          </table:table-cell>
          <table:table-cell office:value-type="float" office:value="0.23" table:style-name="ce23">
            <text:p>0.23</text:p>
          </table:table-cell>
          <table:table-cell office:value-type="float" office:value="288.62" table:style-name="ce23">
            <text:p>288.62</text:p>
          </table:table-cell>
          <table:table-cell office:value-type="float" office:value="904" table:style-name="ce22">
            <text:p>904</text:p>
          </table:table-cell>
          <table:table-cell office:value-type="float" office:value="1059" table:style-name="ce22">
            <text:p>1,05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兆豐國際商業銀行</text:p>
          </table:table-cell>
          <table:table-cell office:value-type="float" office:value="601732" table:style-name="ce22">
            <text:p>601,732</text:p>
          </table:table-cell>
          <table:table-cell office:value-type="float" office:value="402990" table:style-name="ce22">
            <text:p>402,990</text:p>
          </table:table-cell>
          <table:table-cell office:value-type="float" office:value="4792" table:style-name="ce22">
            <text:p>4,792</text:p>
          </table:table-cell>
          <table:table-cell office:value-type="float" office:value="4387" table:style-name="ce22">
            <text:p>4,387</text:p>
          </table:table-cell>
          <table:table-cell office:value-type="float" office:value="1133126" table:style-name="ce22">
            <text:p>1,133,126</text:p>
          </table:table-cell>
          <table:table-cell office:value-type="float" office:value="761125" table:style-name="ce22">
            <text:p>761,125</text:p>
          </table:table-cell>
          <table:table-cell office:value-type="float" office:value="2238212" table:style-name="ce22">
            <text:p>2,238,212</text:p>
          </table:table-cell>
          <table:table-cell office:value-type="float" office:value="4533" table:style-name="ce22">
            <text:p>4,533</text:p>
          </table:table-cell>
          <table:table-cell office:value-type="float" office:value="0.21" table:style-name="ce23">
            <text:p>0.21</text:p>
          </table:table-cell>
          <table:table-cell office:value-type="float" office:value="0.06" table:style-name="ce23">
            <text:p>0.06</text:p>
          </table:table-cell>
          <table:table-cell office:value-type="float" office:value="566.98" table:style-name="ce23">
            <text:p>566.98</text:p>
          </table:table-cell>
          <table:table-cell office:value-type="float" office:value="2604" table:style-name="ce22">
            <text:p>2,604</text:p>
          </table:table-cell>
          <table:table-cell office:value-type="float" office:value="12389" table:style-name="ce22">
            <text:p>12,38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花旗(台灣)商業銀行</text:p>
          </table:table-cell>
          <table:table-cell office:value-type="float" office:value="2871299" table:style-name="ce22">
            <text:p>2,871,299</text:p>
          </table:table-cell>
          <table:table-cell office:value-type="float" office:value="2436064" table:style-name="ce22">
            <text:p>2,436,064</text:p>
          </table:table-cell>
          <table:table-cell office:value-type="float" office:value="27956" table:style-name="ce22">
            <text:p>27,956</text:p>
          </table:table-cell>
          <table:table-cell office:value-type="float" office:value="27249" table:style-name="ce22">
            <text:p>27,249</text:p>
          </table:table-cell>
          <table:table-cell office:value-type="float" office:value="16126101" table:style-name="ce22">
            <text:p>16,126,101</text:p>
          </table:table-cell>
          <table:table-cell office:value-type="float" office:value="9526127" table:style-name="ce22">
            <text:p>9,526,127</text:p>
          </table:table-cell>
          <table:table-cell office:value-type="float" office:value="18683380" table:style-name="ce22">
            <text:p>18,683,380</text:p>
          </table:table-cell>
          <table:table-cell office:value-type="float" office:value="165878" table:style-name="ce22">
            <text:p>165,878</text:p>
          </table:table-cell>
          <table:table-cell office:value-type="float" office:value="0.52" table:style-name="ce23">
            <text:p>0.52</text:p>
          </table:table-cell>
          <table:table-cell office:value-type="float" office:value="0.12" table:style-name="ce23">
            <text:p>0.12</text:p>
          </table:table-cell>
          <table:table-cell office:value-type="float" office:value="603.83000000000004" table:style-name="ce23">
            <text:p>603.83</text:p>
          </table:table-cell>
          <table:table-cell office:value-type="float" office:value="60195" table:style-name="ce22">
            <text:p>60,195</text:p>
          </table:table-cell>
          <table:table-cell office:value-type="float" office:value="307581" table:style-name="ce22">
            <text:p>307,58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澳盛(台灣)商業銀行</text:p>
          </table:table-cell>
          <table:table-cell office:value-type="float" office:value="538139" table:style-name="ce22">
            <text:p>538,139</text:p>
          </table:table-cell>
          <table:table-cell office:value-type="float" office:value="323194" table:style-name="ce22">
            <text:p>323,194</text:p>
          </table:table-cell>
          <table:table-cell office:value-type="float" office:value="4752" table:style-name="ce22">
            <text:p>4,752</text:p>
          </table:table-cell>
          <table:table-cell office:value-type="float" office:value="4273" table:style-name="ce22">
            <text:p>4,273</text:p>
          </table:table-cell>
          <table:table-cell office:value-type="float" office:value="2860183" table:style-name="ce22">
            <text:p>2,860,183</text:p>
          </table:table-cell>
          <table:table-cell office:value-type="float" office:value="1514995" table:style-name="ce22">
            <text:p>1,514,995</text:p>
          </table:table-cell>
          <table:table-cell office:value-type="float" office:value="2698502" table:style-name="ce22">
            <text:p>2,698,502</text:p>
          </table:table-cell>
          <table:table-cell office:value-type="float" office:value="21347" table:style-name="ce22">
            <text:p>21,347</text:p>
          </table:table-cell>
          <table:table-cell office:value-type="float" office:value="0.4" table:style-name="ce23">
            <text:p>0.40</text:p>
          </table:table-cell>
          <table:table-cell office:value-type="float" office:value="0" table:style-name="ce23">
            <text:p>0.00</text:p>
          </table:table-cell>
          <table:table-cell office:value-type="float" office:value="271.45999999999998" table:style-name="ce23">
            <text:p>271.46</text:p>
          </table:table-cell>
          <table:table-cell office:value-type="float" office:value="14809" table:style-name="ce22">
            <text:p>14,809</text:p>
          </table:table-cell>
          <table:table-cell office:value-type="float" office:value="54482" table:style-name="ce22">
            <text:p>54,48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中小企業銀行</text:p>
          </table:table-cell>
          <table:table-cell office:value-type="float" office:value="323452" table:style-name="ce22">
            <text:p>323,452</text:p>
          </table:table-cell>
          <table:table-cell office:value-type="float" office:value="122670" table:style-name="ce22">
            <text:p>122,670</text:p>
          </table:table-cell>
          <table:table-cell office:value-type="float" office:value="642" table:style-name="ce22">
            <text:p>642</text:p>
          </table:table-cell>
          <table:table-cell office:value-type="float" office:value="1903" table:style-name="ce22">
            <text:p>1,903</text:p>
          </table:table-cell>
          <table:table-cell office:value-type="float" office:value="436172" table:style-name="ce22">
            <text:p>436,172</text:p>
          </table:table-cell>
          <table:table-cell office:value-type="float" office:value="59887" table:style-name="ce22">
            <text:p>59,887</text:p>
          </table:table-cell>
          <table:table-cell office:value-type="float" office:value="851796" table:style-name="ce22">
            <text:p>851,796</text:p>
          </table:table-cell>
          <table:table-cell office:value-type="float" office:value="3088" table:style-name="ce22">
            <text:p>3,088</text:p>
          </table:table-cell>
          <table:table-cell office:value-type="float" office:value="0.12" table:style-name="ce23">
            <text:p>0.12</text:p>
          </table:table-cell>
          <table:table-cell office:value-type="float" office:value="0.02" table:style-name="ce23">
            <text:p>0.02</text:p>
          </table:table-cell>
          <table:table-cell office:value-type="float" office:value="149.12" table:style-name="ce23">
            <text:p>149.12</text:p>
          </table:table-cell>
          <table:table-cell office:value-type="float" office:value="3241" table:style-name="ce22">
            <text:p>3,241</text:p>
          </table:table-cell>
          <table:table-cell office:value-type="float" office:value="10037" table:style-name="ce22">
            <text:p>10,03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渣打國際商業銀行</text:p>
          </table:table-cell>
          <table:table-cell office:value-type="float" office:value="337905" table:style-name="ce22">
            <text:p>337,905</text:p>
          </table:table-cell>
          <table:table-cell office:value-type="float" office:value="205279" table:style-name="ce22">
            <text:p>205,279</text:p>
          </table:table-cell>
          <table:table-cell office:value-type="float" office:value="1268" table:style-name="ce22">
            <text:p>1,268</text:p>
          </table:table-cell>
          <table:table-cell office:value-type="float" office:value="3916" table:style-name="ce22">
            <text:p>3,916</text:p>
          </table:table-cell>
          <table:table-cell office:value-type="float" office:value="1767793" table:style-name="ce22">
            <text:p>1,767,793</text:p>
          </table:table-cell>
          <table:table-cell office:value-type="float" office:value="442767" table:style-name="ce22">
            <text:p>442,767</text:p>
          </table:table-cell>
          <table:table-cell office:value-type="float" office:value="1100689" table:style-name="ce22">
            <text:p>1,100,689</text:p>
          </table:table-cell>
          <table:table-cell office:value-type="float" office:value="10078" table:style-name="ce22">
            <text:p>10,078</text:p>
          </table:table-cell>
          <table:table-cell office:value-type="float" office:value="0.44" table:style-name="ce23">
            <text:p>0.44</text:p>
          </table:table-cell>
          <table:table-cell office:value-type="float" office:value="0" table:style-name="ce23">
            <text:p>0.00</text:p>
          </table:table-cell>
          <table:table-cell office:value-type="float" office:value="555.35" table:style-name="ce23">
            <text:p>555.35</text:p>
          </table:table-cell>
          <table:table-cell office:value-type="float" office:value="10569" table:style-name="ce22">
            <text:p>10,569</text:p>
          </table:table-cell>
          <table:table-cell office:value-type="float" office:value="37443" table:style-name="ce22">
            <text:p>37,44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中商業銀行</text:p>
          </table:table-cell>
          <table:table-cell office:value-type="float" office:value="206058" table:style-name="ce22">
            <text:p>206,058</text:p>
          </table:table-cell>
          <table:table-cell office:value-type="float" office:value="80377" table:style-name="ce22">
            <text:p>80,377</text:p>
          </table:table-cell>
          <table:table-cell office:value-type="float" office:value="1629" table:style-name="ce22">
            <text:p>1,629</text:p>
          </table:table-cell>
          <table:table-cell office:value-type="float" office:value="1011" table:style-name="ce22">
            <text:p>1,011</text:p>
          </table:table-cell>
          <table:table-cell office:value-type="float" office:value="277369" table:style-name="ce22">
            <text:p>277,369</text:p>
          </table:table-cell>
          <table:table-cell office:value-type="float" office:value="41894" table:style-name="ce22">
            <text:p>41,894</text:p>
          </table:table-cell>
          <table:table-cell office:value-type="float" office:value="488563" table:style-name="ce22">
            <text:p>488,563</text:p>
          </table:table-cell>
          <table:table-cell office:value-type="float" office:value="267" table:style-name="ce22">
            <text:p>267</text:p>
          </table:table-cell>
          <table:table-cell office:value-type="float" office:value="3.07" table:style-name="ce23">
            <text:p>3.07</text:p>
          </table:table-cell>
          <table:table-cell office:value-type="float" office:value="1.57" table:style-name="ce23">
            <text:p>1.57</text:p>
          </table:table-cell>
          <table:table-cell office:value-type="float" office:value="191.48" table:style-name="ce23">
            <text:p>191.48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滙豐(台灣)商業銀行</text:p>
          </table:table-cell>
          <table:table-cell office:value-type="float" office:value="583118" table:style-name="ce22">
            <text:p>583,118</text:p>
          </table:table-cell>
          <table:table-cell office:value-type="float" office:value="398806" table:style-name="ce22">
            <text:p>398,806</text:p>
          </table:table-cell>
          <table:table-cell office:value-type="float" office:value="6439" table:style-name="ce22">
            <text:p>6,439</text:p>
          </table:table-cell>
          <table:table-cell office:value-type="float" office:value="7638" table:style-name="ce22">
            <text:p>7,638</text:p>
          </table:table-cell>
          <table:table-cell office:value-type="float" office:value="2494911" table:style-name="ce22">
            <text:p>2,494,911</text:p>
          </table:table-cell>
          <table:table-cell office:value-type="float" office:value="1471767" table:style-name="ce22">
            <text:p>1,471,767</text:p>
          </table:table-cell>
          <table:table-cell office:value-type="float" office:value="4069548" table:style-name="ce22">
            <text:p>4,069,548</text:p>
          </table:table-cell>
          <table:table-cell office:value-type="float" office:value="37544" table:style-name="ce22">
            <text:p>37,544</text:p>
          </table:table-cell>
          <table:table-cell office:value-type="float" office:value="0.31" table:style-name="ce23">
            <text:p>0.31</text:p>
          </table:table-cell>
          <table:table-cell office:value-type="float" office:value="0" table:style-name="ce23">
            <text:p>0.00</text:p>
          </table:table-cell>
          <table:table-cell office:value-type="float" office:value="2338.71" table:style-name="ce23">
            <text:p>2,338.71</text:p>
          </table:table-cell>
          <table:table-cell office:value-type="float" office:value="7904" table:style-name="ce22">
            <text:p>7,904</text:p>
          </table:table-cell>
          <table:table-cell office:value-type="float" office:value="32443" table:style-name="ce22">
            <text:p>32,44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華泰商業銀行</text:p>
          </table:table-cell>
          <table:table-cell office:value-type="float" office:value="10278" table:style-name="ce22">
            <text:p>10,278</text:p>
          </table:table-cell>
          <table:table-cell office:value-type="float" office:value="6009" table:style-name="ce22">
            <text:p>6,009</text:p>
          </table:table-cell>
          <table:table-cell office:value-type="float" office:value="121" table:style-name="ce22">
            <text:p>121</text:p>
          </table:table-cell>
          <table:table-cell office:value-type="float" office:value="28" table:style-name="ce22">
            <text:p>28</text:p>
          </table:table-cell>
          <table:table-cell office:value-type="float" office:value="17225" table:style-name="ce22">
            <text:p>17,225</text:p>
          </table:table-cell>
          <table:table-cell office:value-type="float" office:value="2711" table:style-name="ce22">
            <text:p>2,711</text:p>
          </table:table-cell>
          <table:table-cell office:value-type="float" office:value="46662" table:style-name="ce22">
            <text:p>46,662</text:p>
          </table:table-cell>
          <table:table-cell office:value-type="float" office:value="0" table:style-name="ce22">
            <text:p>0</text:p>
          </table:table-cell>
          <table:table-cell office:value-type="float" office:value="0.91" table:style-name="ce23">
            <text:p>0.91</text:p>
          </table:table-cell>
          <table:table-cell office:value-type="float" office:value="0.91" table:style-name="ce23">
            <text:p>0.91</text:p>
          </table:table-cell>
          <table:table-cell office:value-type="float" office:value="240.87" table:style-name="ce23">
            <text:p>240.87</text:p>
          </table:table-cell>
          <table:table-cell office:value-type="float" office:value="0" table:style-name="ce22">
            <text:p>0</text:p>
          </table:table-cell>
          <table:table-cell office:value-type="float" office:value="575" table:style-name="ce22">
            <text:p>57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臺灣新光商業銀行</text:p>
          </table:table-cell>
          <table:table-cell office:value-type="float" office:value="918338" table:style-name="ce22">
            <text:p>918,338</text:p>
          </table:table-cell>
          <table:table-cell office:value-type="float" office:value="487822" table:style-name="ce22">
            <text:p>487,822</text:p>
          </table:table-cell>
          <table:table-cell office:value-type="float" office:value="11940" table:style-name="ce22">
            <text:p>11,940</text:p>
          </table:table-cell>
          <table:table-cell office:value-type="float" office:value="6589" table:style-name="ce22">
            <text:p>6,589</text:p>
          </table:table-cell>
          <table:table-cell office:value-type="float" office:value="1953132" table:style-name="ce22">
            <text:p>1,953,132</text:p>
          </table:table-cell>
          <table:table-cell office:value-type="float" office:value="1295277" table:style-name="ce22">
            <text:p>1,295,277</text:p>
          </table:table-cell>
          <table:table-cell office:value-type="float" office:value="3271368" table:style-name="ce22">
            <text:p>3,271,368</text:p>
          </table:table-cell>
          <table:table-cell office:value-type="float" office:value="9334" table:style-name="ce22">
            <text:p>9,334</text:p>
          </table:table-cell>
          <table:table-cell office:value-type="float" office:value="0.26" table:style-name="ce23">
            <text:p>0.26</text:p>
          </table:table-cell>
          <table:table-cell office:value-type="float" office:value="0.03" table:style-name="ce23">
            <text:p>0.03</text:p>
          </table:table-cell>
          <table:table-cell office:value-type="float" office:value="231.08" table:style-name="ce23">
            <text:p>231.08</text:p>
          </table:table-cell>
          <table:table-cell office:value-type="float" office:value="6637" table:style-name="ce22">
            <text:p>6,637</text:p>
          </table:table-cell>
          <table:table-cell office:value-type="float" office:value="24829" table:style-name="ce22">
            <text:p>24,82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陽信商業銀行</text:p>
          </table:table-cell>
          <table:table-cell office:value-type="float" office:value="92136" table:style-name="ce22">
            <text:p>92,136</text:p>
          </table:table-cell>
          <table:table-cell office:value-type="float" office:value="49866" table:style-name="ce22">
            <text:p>49,866</text:p>
          </table:table-cell>
          <table:table-cell office:value-type="float" office:value="1690" table:style-name="ce22">
            <text:p>1,690</text:p>
          </table:table-cell>
          <table:table-cell office:value-type="float" office:value="1135" table:style-name="ce22">
            <text:p>1,135</text:p>
          </table:table-cell>
          <table:table-cell office:value-type="float" office:value="227033" table:style-name="ce22">
            <text:p>227,033</text:p>
          </table:table-cell>
          <table:table-cell office:value-type="float" office:value="59114" table:style-name="ce22">
            <text:p>59,114</text:p>
          </table:table-cell>
          <table:table-cell office:value-type="float" office:value="265546" table:style-name="ce22">
            <text:p>265,546</text:p>
          </table:table-cell>
          <table:table-cell office:value-type="float" office:value="276" table:style-name="ce22">
            <text:p>276</text:p>
          </table:table-cell>
          <table:table-cell office:value-type="float" office:value="0.26" table:style-name="ce23">
            <text:p>0.26</text:p>
          </table:table-cell>
          <table:table-cell office:value-type="float" office:value="0" table:style-name="ce23">
            <text:p>0.00</text:p>
          </table:table-cell>
          <table:table-cell office:value-type="float" office:value="937.66" table:style-name="ce23">
            <text:p>937.66</text:p>
          </table:table-cell>
          <table:table-cell office:value-type="float" office:value="0" table:style-name="ce22">
            <text:p>0</text:p>
          </table:table-cell>
          <table:table-cell office:value-type="float" office:value="7600" table:style-name="ce22">
            <text:p>7,60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三信商業銀行</text:p>
          </table:table-cell>
          <table:table-cell office:value-type="float" office:value="16888" table:style-name="ce22">
            <text:p>16,888</text:p>
          </table:table-cell>
          <table:table-cell office:value-type="float" office:value="11139" table:style-name="ce22">
            <text:p>11,139</text:p>
          </table:table-cell>
          <table:table-cell office:value-type="float" office:value="117" table:style-name="ce22">
            <text:p>117</text:p>
          </table:table-cell>
          <table:table-cell office:value-type="float" office:value="93" table:style-name="ce22">
            <text:p>93</text:p>
          </table:table-cell>
          <table:table-cell office:value-type="float" office:value="28496" table:style-name="ce22">
            <text:p>28,496</text:p>
          </table:table-cell>
          <table:table-cell office:value-type="float" office:value="15887" table:style-name="ce22">
            <text:p>15,887</text:p>
          </table:table-cell>
          <table:table-cell office:value-type="float" office:value="128171" table:style-name="ce22">
            <text:p>128,171</text:p>
          </table:table-cell>
          <table:table-cell office:value-type="float" office:value="27" table:style-name="ce22">
            <text:p>27</text:p>
          </table:table-cell>
          <table:table-cell office:value-type="float" office:value="0.41" table:style-name="ce23">
            <text:p>0.41</text:p>
          </table:table-cell>
          <table:table-cell office:value-type="float" office:value="0" table:style-name="ce23">
            <text:p>0.00</text:p>
          </table:table-cell>
          <table:table-cell office:value-type="float" office:value="5753.63" table:style-name="ce23">
            <text:p>5,753.63</text:p>
          </table:table-cell>
          <table:table-cell office:value-type="float" office:value="237" table:style-name="ce22">
            <text:p>237</text:p>
          </table:table-cell>
          <table:table-cell office:value-type="float" office:value="995" table:style-name="ce22">
            <text:p>99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聯邦商業銀行</text:p>
          </table:table-cell>
          <table:table-cell office:value-type="float" office:value="2012563" table:style-name="ce22">
            <text:p>2,012,563</text:p>
          </table:table-cell>
          <table:table-cell office:value-type="float" office:value="1112678" table:style-name="ce22">
            <text:p>1,112,678</text:p>
          </table:table-cell>
          <table:table-cell office:value-type="float" office:value="24276" table:style-name="ce22">
            <text:p>24,276</text:p>
          </table:table-cell>
          <table:table-cell office:value-type="float" office:value="20666" table:style-name="ce22">
            <text:p>20,666</text:p>
          </table:table-cell>
          <table:table-cell office:value-type="float" office:value="4905199" table:style-name="ce22">
            <text:p>4,905,199</text:p>
          </table:table-cell>
          <table:table-cell office:value-type="float" office:value="2536406" table:style-name="ce22">
            <text:p>2,536,406</text:p>
          </table:table-cell>
          <table:table-cell office:value-type="float" office:value="6426499" table:style-name="ce22">
            <text:p>6,426,499</text:p>
          </table:table-cell>
          <table:table-cell office:value-type="float" office:value="51476" table:style-name="ce22">
            <text:p>51,476</text:p>
          </table:table-cell>
          <table:table-cell office:value-type="float" office:value="0.28000000000000003" table:style-name="ce23">
            <text:p>0.28</text:p>
          </table:table-cell>
          <table:table-cell office:value-type="float" office:value="0" table:style-name="ce23">
            <text:p>0.00</text:p>
          </table:table-cell>
          <table:table-cell office:value-type="float" office:value="122.17" table:style-name="ce23">
            <text:p>122.17</text:p>
          </table:table-cell>
          <table:table-cell office:value-type="float" office:value="14430" table:style-name="ce22">
            <text:p>14,430</text:p>
          </table:table-cell>
          <table:table-cell office:value-type="float" office:value="60915" table:style-name="ce22">
            <text:p>60,915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遠東國際商業銀行</text:p>
          </table:table-cell>
          <table:table-cell office:value-type="float" office:value="1428491" table:style-name="ce22">
            <text:p>1,428,491</text:p>
          </table:table-cell>
          <table:table-cell office:value-type="float" office:value="963932" table:style-name="ce22">
            <text:p>963,932</text:p>
          </table:table-cell>
          <table:table-cell office:value-type="float" office:value="13106" table:style-name="ce22">
            <text:p>13,106</text:p>
          </table:table-cell>
          <table:table-cell office:value-type="float" office:value="83921" table:style-name="ce22">
            <text:p>83,921</text:p>
          </table:table-cell>
          <table:table-cell office:value-type="float" office:value="4793366" table:style-name="ce22">
            <text:p>4,793,366</text:p>
          </table:table-cell>
          <table:table-cell office:value-type="float" office:value="5225775" table:style-name="ce22">
            <text:p>5,225,775</text:p>
          </table:table-cell>
          <table:table-cell office:value-type="float" office:value="3639247" table:style-name="ce22">
            <text:p>3,639,247</text:p>
          </table:table-cell>
          <table:table-cell office:value-type="float" office:value="181018" table:style-name="ce22">
            <text:p>181,018</text:p>
          </table:table-cell>
          <table:table-cell office:value-type="float" office:value="0.31" table:style-name="ce23">
            <text:p>0.31</text:p>
          </table:table-cell>
          <table:table-cell office:value-type="float" office:value="7.0000000000000007E-2" table:style-name="ce23">
            <text:p>0.07</text:p>
          </table:table-cell>
          <table:table-cell office:value-type="float" office:value="100.76" table:style-name="ce23">
            <text:p>100.76</text:p>
          </table:table-cell>
          <table:table-cell office:value-type="float" office:value="16048" table:style-name="ce22">
            <text:p>16,048</text:p>
          </table:table-cell>
          <table:table-cell office:value-type="float" office:value="68660" table:style-name="ce22">
            <text:p>68,66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元大商業銀行</text:p>
          </table:table-cell>
          <table:table-cell office:value-type="float" office:value="620105" table:style-name="ce22">
            <text:p>620,105</text:p>
          </table:table-cell>
          <table:table-cell office:value-type="float" office:value="406561" table:style-name="ce22">
            <text:p>406,561</text:p>
          </table:table-cell>
          <table:table-cell office:value-type="float" office:value="12472" table:style-name="ce22">
            <text:p>12,472</text:p>
          </table:table-cell>
          <table:table-cell office:value-type="float" office:value="4348" table:style-name="ce22">
            <text:p>4,348</text:p>
          </table:table-cell>
          <table:table-cell office:value-type="float" office:value="467338" table:style-name="ce22">
            <text:p>467,338</text:p>
          </table:table-cell>
          <table:table-cell office:value-type="float" office:value="470540" table:style-name="ce22">
            <text:p>470,540</text:p>
          </table:table-cell>
          <table:table-cell office:value-type="float" office:value="4319295" table:style-name="ce22">
            <text:p>4,319,295</text:p>
          </table:table-cell>
          <table:table-cell office:value-type="float" office:value="611" table:style-name="ce22">
            <text:p>611</text:p>
          </table:table-cell>
          <table:table-cell office:value-type="float" office:value="0.12" table:style-name="ce23">
            <text:p>0.12</text:p>
          </table:table-cell>
          <table:table-cell office:value-type="float" office:value="0" table:style-name="ce23">
            <text:p>0.00</text:p>
          </table:table-cell>
          <table:table-cell office:value-type="float" office:value="1184.57" table:style-name="ce23">
            <text:p>1,184.57</text:p>
          </table:table-cell>
          <table:table-cell office:value-type="float" office:value="1903" table:style-name="ce22">
            <text:p>1,903</text:p>
          </table:table-cell>
          <table:table-cell office:value-type="float" office:value="7039" table:style-name="ce22">
            <text:p>7,03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永豐商業銀行</text:p>
          </table:table-cell>
          <table:table-cell office:value-type="float" office:value="1850935" table:style-name="ce22">
            <text:p>1,850,935</text:p>
          </table:table-cell>
          <table:table-cell office:value-type="float" office:value="1056105" table:style-name="ce22">
            <text:p>1,056,105</text:p>
          </table:table-cell>
          <table:table-cell office:value-type="float" office:value="11339" table:style-name="ce22">
            <text:p>11,339</text:p>
          </table:table-cell>
          <table:table-cell office:value-type="float" office:value="19180" table:style-name="ce22">
            <text:p>19,180</text:p>
          </table:table-cell>
          <table:table-cell office:value-type="float" office:value="4683601" table:style-name="ce22">
            <text:p>4,683,601</text:p>
          </table:table-cell>
          <table:table-cell office:value-type="float" office:value="3335162" table:style-name="ce22">
            <text:p>3,335,162</text:p>
          </table:table-cell>
          <table:table-cell office:value-type="float" office:value="5837575" table:style-name="ce22">
            <text:p>5,837,575</text:p>
          </table:table-cell>
          <table:table-cell office:value-type="float" office:value="86131" table:style-name="ce22">
            <text:p>86,131</text:p>
          </table:table-cell>
          <table:table-cell office:value-type="float" office:value="0.39" table:style-name="ce23">
            <text:p>0.39</text:p>
          </table:table-cell>
          <table:table-cell office:value-type="float" office:value="0" table:style-name="ce23">
            <text:p>0.00</text:p>
          </table:table-cell>
          <table:table-cell office:value-type="float" office:value="574.15" table:style-name="ce23">
            <text:p>574.15</text:p>
          </table:table-cell>
          <table:table-cell office:value-type="float" office:value="16586" table:style-name="ce22">
            <text:p>16,586</text:p>
          </table:table-cell>
          <table:table-cell office:value-type="float" office:value="64488" table:style-name="ce22">
            <text:p>64,48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玉山商業銀行</text:p>
          </table:table-cell>
          <table:table-cell office:value-type="float" office:value="4387684" table:style-name="ce22">
            <text:p>4,387,684</text:p>
          </table:table-cell>
          <table:table-cell office:value-type="float" office:value="3049141" table:style-name="ce22">
            <text:p>3,049,141</text:p>
          </table:table-cell>
          <table:table-cell office:value-type="float" office:value="41616" table:style-name="ce22">
            <text:p>41,616</text:p>
          </table:table-cell>
          <table:table-cell office:value-type="float" office:value="22858" table:style-name="ce22">
            <text:p>22,858</text:p>
          </table:table-cell>
          <table:table-cell office:value-type="float" office:value="11229683" table:style-name="ce22">
            <text:p>11,229,683</text:p>
          </table:table-cell>
          <table:table-cell office:value-type="float" office:value="9902763" table:style-name="ce22">
            <text:p>9,902,763</text:p>
          </table:table-cell>
          <table:table-cell office:value-type="float" office:value="21553854" table:style-name="ce22">
            <text:p>21,553,854</text:p>
          </table:table-cell>
          <table:table-cell office:value-type="float" office:value="168249" table:style-name="ce22">
            <text:p>168,249</text:p>
          </table:table-cell>
          <table:table-cell office:value-type="float" office:value="0.26" table:style-name="ce23">
            <text:p>0.26</text:p>
          </table:table-cell>
          <table:table-cell office:value-type="float" office:value="0.02" table:style-name="ce23">
            <text:p>0.02</text:p>
          </table:table-cell>
          <table:table-cell office:value-type="float" office:value="904.12" table:style-name="ce23">
            <text:p>904.12</text:p>
          </table:table-cell>
          <table:table-cell office:value-type="float" office:value="40690" table:style-name="ce22">
            <text:p>40,690</text:p>
          </table:table-cell>
          <table:table-cell office:value-type="float" office:value="174267" table:style-name="ce22">
            <text:p>174,26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凱基商業銀行</text:p>
          </table:table-cell>
          <table:table-cell office:value-type="float" office:value="483080" table:style-name="ce22">
            <text:p>483,080</text:p>
          </table:table-cell>
          <table:table-cell office:value-type="float" office:value="194911" table:style-name="ce22">
            <text:p>194,911</text:p>
          </table:table-cell>
          <table:table-cell office:value-type="float" office:value="16713" table:style-name="ce22">
            <text:p>16,713</text:p>
          </table:table-cell>
          <table:table-cell office:value-type="float" office:value="17840" table:style-name="ce22">
            <text:p>17,840</text:p>
          </table:table-cell>
          <table:table-cell office:value-type="float" office:value="1066831" table:style-name="ce22">
            <text:p>1,066,831</text:p>
          </table:table-cell>
          <table:table-cell office:value-type="float" office:value="348267" table:style-name="ce22">
            <text:p>348,267</text:p>
          </table:table-cell>
          <table:table-cell office:value-type="float" office:value="894618" table:style-name="ce22">
            <text:p>894,618</text:p>
          </table:table-cell>
          <table:table-cell office:value-type="float" office:value="8211" table:style-name="ce22">
            <text:p>8,211</text:p>
          </table:table-cell>
          <table:table-cell office:value-type="float" office:value="0.87" table:style-name="ce23">
            <text:p>0.87</text:p>
          </table:table-cell>
          <table:table-cell office:value-type="float" office:value="0.55000000000000004" table:style-name="ce23">
            <text:p>0.55</text:p>
          </table:table-cell>
          <table:table-cell office:value-type="float" office:value="144.21" table:style-name="ce23">
            <text:p>144.21</text:p>
          </table:table-cell>
          <table:table-cell office:value-type="float" office:value="7216" table:style-name="ce22">
            <text:p>7,216</text:p>
          </table:table-cell>
          <table:table-cell office:value-type="float" office:value="24472" table:style-name="ce22">
            <text:p>24,47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星展(台灣)商業銀行</text:p>
          </table:table-cell>
          <table:table-cell office:value-type="float" office:value="12519" table:style-name="ce22">
            <text:p>12,519</text:p>
          </table:table-cell>
          <table:table-cell office:value-type="float" office:value="5553" table:style-name="ce22">
            <text:p>5,553</text:p>
          </table:table-cell>
          <table:table-cell office:value-type="float" office:value="16" table:style-name="ce22">
            <text:p>16</text:p>
          </table:table-cell>
          <table:table-cell office:value-type="float" office:value="68" table:style-name="ce22">
            <text:p>68</text:p>
          </table:table-cell>
          <table:table-cell office:value-type="float" office:value="21094" table:style-name="ce22">
            <text:p>21,094</text:p>
          </table:table-cell>
          <table:table-cell office:value-type="float" office:value="23" table:style-name="ce22">
            <text:p>23</text:p>
          </table:table-cell>
          <table:table-cell office:value-type="float" office:value="46439" table:style-name="ce22">
            <text:p>46,439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136789.47" table:style-name="ce23">
            <text:p>136,789.47</text:p>
          </table:table-cell>
          <table:table-cell office:value-type="float" office:value="204" table:style-name="ce22">
            <text:p>204</text:p>
          </table:table-cell>
          <table:table-cell office:value-type="float" office:value="863" table:style-name="ce22">
            <text:p>86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新國際商業銀行</text:p>
          </table:table-cell>
          <table:table-cell office:value-type="float" office:value="3921921" table:style-name="ce22">
            <text:p>3,921,921</text:p>
          </table:table-cell>
          <table:table-cell office:value-type="float" office:value="2734783" table:style-name="ce22">
            <text:p>2,734,783</text:p>
          </table:table-cell>
          <table:table-cell office:value-type="float" office:value="45658" table:style-name="ce22">
            <text:p>45,658</text:p>
          </table:table-cell>
          <table:table-cell office:value-type="float" office:value="12762" table:style-name="ce22">
            <text:p>12,762</text:p>
          </table:table-cell>
          <table:table-cell office:value-type="float" office:value="9857232" table:style-name="ce22">
            <text:p>9,857,232</text:p>
          </table:table-cell>
          <table:table-cell office:value-type="float" office:value="14002576" table:style-name="ce22">
            <text:p>14,002,576</text:p>
          </table:table-cell>
          <table:table-cell office:value-type="float" office:value="16616652" table:style-name="ce22">
            <text:p>16,616,652</text:p>
          </table:table-cell>
          <table:table-cell office:value-type="float" office:value="154028" table:style-name="ce22">
            <text:p>154,028</text:p>
          </table:table-cell>
          <table:table-cell office:value-type="float" office:value="0.24" table:style-name="ce23">
            <text:p>0.24</text:p>
          </table:table-cell>
          <table:table-cell office:value-type="float" office:value="0.01" table:style-name="ce23">
            <text:p>0.01</text:p>
          </table:table-cell>
          <table:table-cell office:value-type="float" office:value="629.69000000000005" table:style-name="ce23">
            <text:p>629.69</text:p>
          </table:table-cell>
          <table:table-cell office:value-type="float" office:value="23881" table:style-name="ce22">
            <text:p>23,881</text:p>
          </table:table-cell>
          <table:table-cell office:value-type="float" office:value="101771" table:style-name="ce22">
            <text:p>101,771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大眾商業銀行</text:p>
          </table:table-cell>
          <table:table-cell office:value-type="float" office:value="577805" table:style-name="ce22">
            <text:p>577,805</text:p>
          </table:table-cell>
          <table:table-cell office:value-type="float" office:value="323559" table:style-name="ce22">
            <text:p>323,559</text:p>
          </table:table-cell>
          <table:table-cell office:value-type="float" office:value="7531" table:style-name="ce22">
            <text:p>7,531</text:p>
          </table:table-cell>
          <table:table-cell office:value-type="float" office:value="6047" table:style-name="ce22">
            <text:p>6,047</text:p>
          </table:table-cell>
          <table:table-cell office:value-type="float" office:value="904584" table:style-name="ce22">
            <text:p>904,584</text:p>
          </table:table-cell>
          <table:table-cell office:value-type="float" office:value="3347556" table:style-name="ce22">
            <text:p>3,347,556</text:p>
          </table:table-cell>
          <table:table-cell office:value-type="float" office:value="1659975" table:style-name="ce22">
            <text:p>1,659,975</text:p>
          </table:table-cell>
          <table:table-cell office:value-type="float" office:value="48007" table:style-name="ce22">
            <text:p>48,007</text:p>
          </table:table-cell>
          <table:table-cell office:value-type="float" office:value="0" table:style-name="ce23">
            <text:p>0.00</text:p>
          </table:table-cell>
          <table:table-cell office:value-type="float" office:value="0" table:style-name="ce23">
            <text:p>0.00</text:p>
          </table:table-cell>
          <table:table-cell office:value-type="float" office:value="542.46" table:style-name="ce23">
            <text:p>542.46</text:p>
          </table:table-cell>
          <table:table-cell office:value-type="float" office:value="9730" table:style-name="ce22">
            <text:p>9,730</text:p>
          </table:table-cell>
          <table:table-cell office:value-type="float" office:value="39452" table:style-name="ce22">
            <text:p>39,452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日盛國際商業銀行</text:p>
          </table:table-cell>
          <table:table-cell office:value-type="float" office:value="172812" table:style-name="ce22">
            <text:p>172,812</text:p>
          </table:table-cell>
          <table:table-cell office:value-type="float" office:value="97594" table:style-name="ce22">
            <text:p>97,594</text:p>
          </table:table-cell>
          <table:table-cell office:value-type="float" office:value="489" table:style-name="ce22">
            <text:p>489</text:p>
          </table:table-cell>
          <table:table-cell office:value-type="float" office:value="806" table:style-name="ce22">
            <text:p>806</text:p>
          </table:table-cell>
          <table:table-cell office:value-type="float" office:value="401469" table:style-name="ce22">
            <text:p>401,469</text:p>
          </table:table-cell>
          <table:table-cell office:value-type="float" office:value="207247" table:style-name="ce22">
            <text:p>207,247</text:p>
          </table:table-cell>
          <table:table-cell office:value-type="float" office:value="342116" table:style-name="ce22">
            <text:p>342,116</text:p>
          </table:table-cell>
          <table:table-cell office:value-type="float" office:value="3865" table:style-name="ce22">
            <text:p>3,865</text:p>
          </table:table-cell>
          <table:table-cell office:value-type="float" office:value="0.37" table:style-name="ce23">
            <text:p>0.37</text:p>
          </table:table-cell>
          <table:table-cell office:value-type="float" office:value="0" table:style-name="ce23">
            <text:p>0.00</text:p>
          </table:table-cell>
          <table:table-cell office:value-type="float" office:value="182.8" table:style-name="ce23">
            <text:p>182.80</text:p>
          </table:table-cell>
          <table:table-cell office:value-type="float" office:value="1149" table:style-name="ce22">
            <text:p>1,149</text:p>
          </table:table-cell>
          <table:table-cell office:value-type="float" office:value="5233" table:style-name="ce22">
            <text:p>5,233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安泰商業銀行</text:p>
          </table:table-cell>
          <table:table-cell office:value-type="float" office:value="180089" table:style-name="ce22">
            <text:p>180,089</text:p>
          </table:table-cell>
          <table:table-cell office:value-type="float" office:value="68455" table:style-name="ce22">
            <text:p>68,455</text:p>
          </table:table-cell>
          <table:table-cell office:value-type="float" office:value="638" table:style-name="ce22">
            <text:p>638</text:p>
          </table:table-cell>
          <table:table-cell office:value-type="float" office:value="391" table:style-name="ce22">
            <text:p>391</text:p>
          </table:table-cell>
          <table:table-cell office:value-type="float" office:value="348453" table:style-name="ce22">
            <text:p>348,453</text:p>
          </table:table-cell>
          <table:table-cell office:value-type="float" office:value="1258173" table:style-name="ce22">
            <text:p>1,258,173</text:p>
          </table:table-cell>
          <table:table-cell office:value-type="float" office:value="377645" table:style-name="ce22">
            <text:p>377,645</text:p>
          </table:table-cell>
          <table:table-cell office:value-type="float" office:value="758" table:style-name="ce22">
            <text:p>758</text:p>
          </table:table-cell>
          <table:table-cell office:value-type="float" office:value="0.18" table:style-name="ce23">
            <text:p>0.18</text:p>
          </table:table-cell>
          <table:table-cell office:value-type="float" office:value="0.03" table:style-name="ce23">
            <text:p>0.03</text:p>
          </table:table-cell>
          <table:table-cell office:value-type="float" office:value="269.43" table:style-name="ce23">
            <text:p>269.43</text:p>
          </table:table-cell>
          <table:table-cell office:value-type="float" office:value="7100" table:style-name="ce22">
            <text:p>7,100</text:p>
          </table:table-cell>
          <table:table-cell office:value-type="float" office:value="7100" table:style-name="ce22">
            <text:p>7,100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中國信託商業銀行</text:p>
          </table:table-cell>
          <table:table-cell office:value-type="float" office:value="6097453" table:style-name="ce22">
            <text:p>6,097,453</text:p>
          </table:table-cell>
          <table:table-cell office:value-type="float" office:value="3912473" table:style-name="ce22">
            <text:p>3,912,473</text:p>
          </table:table-cell>
          <table:table-cell office:value-type="float" office:value="68460" table:style-name="ce22">
            <text:p>68,460</text:p>
          </table:table-cell>
          <table:table-cell office:value-type="float" office:value="33262" table:style-name="ce22">
            <text:p>33,262</text:p>
          </table:table-cell>
          <table:table-cell office:value-type="float" office:value="14846822" table:style-name="ce22">
            <text:p>14,846,822</text:p>
          </table:table-cell>
          <table:table-cell office:value-type="float" office:value="12168843" table:style-name="ce22">
            <text:p>12,168,843</text:p>
          </table:table-cell>
          <table:table-cell office:value-type="float" office:value="23919843" table:style-name="ce22">
            <text:p>23,919,843</text:p>
          </table:table-cell>
          <table:table-cell office:value-type="float" office:value="630237" table:style-name="ce22">
            <text:p>630,237</text:p>
          </table:table-cell>
          <table:table-cell office:value-type="float" office:value="0.16" table:style-name="ce23">
            <text:p>0.16</text:p>
          </table:table-cell>
          <table:table-cell office:value-type="float" office:value="0" table:style-name="ce23">
            <text:p>0.00</text:p>
          </table:table-cell>
          <table:table-cell office:value-type="float" office:value="595.51" table:style-name="ce23">
            <text:p>595.51</text:p>
          </table:table-cell>
          <table:table-cell office:value-type="float" office:value="61650" table:style-name="ce22">
            <text:p>61,650</text:p>
          </table:table-cell>
          <table:table-cell office:value-type="float" office:value="248399" table:style-name="ce22">
            <text:p>248,399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樂天信用卡股份有限公司</text:p>
          </table:table-cell>
          <table:table-cell office:value-type="float" office:value="268728" table:style-name="ce22">
            <text:p>268,728</text:p>
          </table:table-cell>
          <table:table-cell office:value-type="float" office:value="188394" table:style-name="ce22">
            <text:p>188,394</text:p>
          </table:table-cell>
          <table:table-cell office:value-type="float" office:value="16212" table:style-name="ce22">
            <text:p>16,212</text:p>
          </table:table-cell>
          <table:table-cell office:value-type="float" office:value="556" table:style-name="ce22">
            <text:p>556</text:p>
          </table:table-cell>
          <table:table-cell office:value-type="float" office:value="161977" table:style-name="ce22">
            <text:p>161,977</text:p>
          </table:table-cell>
          <table:table-cell office:value-type="float" office:value="312642" table:style-name="ce22">
            <text:p>312,642</text:p>
          </table:table-cell>
          <table:table-cell office:value-type="float" office:value="873252" table:style-name="ce22">
            <text:p>873,252</text:p>
          </table:table-cell>
          <table:table-cell office:value-type="float" office:value="2239" table:style-name="ce22">
            <text:p>2,239</text:p>
          </table:table-cell>
          <table:table-cell office:value-type="float" office:value="0.21" table:style-name="ce23">
            <text:p>0.21</text:p>
          </table:table-cell>
          <table:table-cell office:value-type="float" office:value="0.02" table:style-name="ce23">
            <text:p>0.02</text:p>
          </table:table-cell>
          <table:table-cell office:value-type="float" office:value="239.34" table:style-name="ce23">
            <text:p>239.34</text:p>
          </table:table-cell>
          <table:table-cell office:value-type="float" office:value="440" table:style-name="ce22">
            <text:p>440</text:p>
          </table:table-cell>
          <table:table-cell office:value-type="float" office:value="1727" table:style-name="ce22">
            <text:p>1,727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美國運通國際(股)公司</text:p>
          </table:table-cell>
          <table:table-cell office:value-type="float" office:value="171027" table:style-name="ce22">
            <text:p>171,027</text:p>
          </table:table-cell>
          <table:table-cell office:value-type="float" office:value="112550" table:style-name="ce22">
            <text:p>112,550</text:p>
          </table:table-cell>
          <table:table-cell office:value-type="float" office:value="3218" table:style-name="ce22">
            <text:p>3,218</text:p>
          </table:table-cell>
          <table:table-cell office:value-type="float" office:value="2850" table:style-name="ce22">
            <text:p>2,850</text:p>
          </table:table-cell>
          <table:table-cell office:value-type="float" office:value="350831" table:style-name="ce22">
            <text:p>350,831</text:p>
          </table:table-cell>
          <table:table-cell office:value-type="float" office:value="0" table:style-name="ce22">
            <text:p>0</text:p>
          </table:table-cell>
          <table:table-cell office:value-type="float" office:value="3812890" table:style-name="ce22">
            <text:p>3,812,890</text:p>
          </table:table-cell>
          <table:table-cell office:value-type="float" office:value="1877" table:style-name="ce22">
            <text:p>1,877</text:p>
          </table:table-cell>
          <table:table-cell office:value-type="float" office:value="0.47" table:style-name="ce23">
            <text:p>0.47</text:p>
          </table:table-cell>
          <table:table-cell office:value-type="float" office:value="0" table:style-name="ce23">
            <text:p>0.00</text:p>
          </table:table-cell>
          <table:table-cell office:value-type="float" office:value="215.83" table:style-name="ce23">
            <text:p>215.83</text:p>
          </table:table-cell>
          <table:table-cell office:value-type="float" office:value="3152" table:style-name="ce22">
            <text:p>3,152</text:p>
          </table:table-cell>
          <table:table-cell office:value-type="float" office:value="12034" table:style-name="ce22">
            <text:p>12,034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台灣永旺信用卡(股)公司</text:p>
          </table:table-cell>
          <table:table-cell office:value-type="float" office:value="75936" table:style-name="ce22">
            <text:p>75,936</text:p>
          </table:table-cell>
          <table:table-cell office:value-type="float" office:value="35849" table:style-name="ce22">
            <text:p>35,849</text:p>
          </table:table-cell>
          <table:table-cell office:value-type="float" office:value="119" table:style-name="ce22">
            <text:p>119</text:p>
          </table:table-cell>
          <table:table-cell office:value-type="float" office:value="684" table:style-name="ce22">
            <text:p>684</text:p>
          </table:table-cell>
          <table:table-cell office:value-type="float" office:value="254642" table:style-name="ce22">
            <text:p>254,642</text:p>
          </table:table-cell>
          <table:table-cell office:value-type="float" office:value="34832" table:style-name="ce22">
            <text:p>34,832</text:p>
          </table:table-cell>
          <table:table-cell office:value-type="float" office:value="139770" table:style-name="ce22">
            <text:p>139,770</text:p>
          </table:table-cell>
          <table:table-cell office:value-type="float" office:value="2414" table:style-name="ce22">
            <text:p>2,414</text:p>
          </table:table-cell>
          <table:table-cell office:value-type="float" office:value="0.91" table:style-name="ce23">
            <text:p>0.91</text:p>
          </table:table-cell>
          <table:table-cell office:value-type="float" office:value="0.24" table:style-name="ce23">
            <text:p>0.24</text:p>
          </table:table-cell>
          <table:table-cell office:value-type="float" office:value="2023.5" table:style-name="ce23">
            <text:p>2,023.50</text:p>
          </table:table-cell>
          <table:table-cell office:value-type="float" office:value="2165" table:style-name="ce22">
            <text:p>2,165</text:p>
          </table:table-cell>
          <table:table-cell office:value-type="float" office:value="7848" table:style-name="ce22">
            <text:p>7,848</text:p>
          </table:table-cell>
          <table:table-cell table:number-columns-repeated="16370"/>
        </table:table-row>
        <table:table-row table:style-name="ro3">
          <table:table-cell office:value-type="string" table:style-name="ce21">
            <text:p>總計</text:p>
          </table:table-cell>
          <table:table-cell office:value-type="float" office:value="40723016" table:formula="msoxl:=SUM(B9:B44)" table:style-name="ce22">
            <text:p>40,723,016</text:p>
          </table:table-cell>
          <table:table-cell office:value-type="float" office:value="27001779" table:formula="msoxl:=SUM(C9:C44)" table:style-name="ce22">
            <text:p>27,001,779</text:p>
          </table:table-cell>
          <table:table-cell office:value-type="float" office:value="457251" table:formula="msoxl:=SUM(D9:D44)" table:style-name="ce22">
            <text:p>457,251</text:p>
          </table:table-cell>
          <table:table-cell office:value-type="float" office:value="368443" table:formula="msoxl:=SUM(E9:E44)" table:style-name="ce22">
            <text:p>368,443</text:p>
          </table:table-cell>
          <table:table-cell office:value-type="float" office:value="107271869" table:formula="msoxl:=SUM(F9:F44)" table:style-name="ce22">
            <text:p>107,271,869</text:p>
          </table:table-cell>
          <table:table-cell office:value-type="float" office:value="91858346" table:formula="msoxl:=SUM(G9:G44)" table:style-name="ce22">
            <text:p>91,858,346</text:p>
          </table:table-cell>
          <table:table-cell office:value-type="float" office:value="183410750" table:formula="msoxl:=SUM(H9:H44)" table:style-name="ce22">
            <text:p>183,410,750</text:p>
          </table:table-cell>
          <table:table-cell office:value-type="float" office:value="1857863" table:formula="msoxl:=SUM(I9:I44)" table:style-name="ce22">
            <text:p>1,857,863</text:p>
          </table:table-cell>
          <table:table-cell office:value-type="float" office:value="0.26537552800143721" table:style-name="ce23">
            <text:p>0.27</text:p>
          </table:table-cell>
          <table:table-cell office:value-type="float" office:value="0.03" table:style-name="ce23">
            <text:p>0.03</text:p>
          </table:table-cell>
          <table:table-cell office:value-type="float" office:value="579.17172358864468" table:style-name="ce23">
            <text:p>579.17</text:p>
          </table:table-cell>
          <table:table-cell office:value-type="float" office:value="393174" table:formula="msoxl:=SUM(M9:M44)" table:style-name="ce22">
            <text:p>393,174</text:p>
          </table:table-cell>
          <table:table-cell office:value-type="float" office:value="1624467" table:formula="msoxl:=SUM(N9:N44)" table:style-name="ce22">
            <text:p>1,624,467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一、資料來源：各金融機構自行申報。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二、揭露項目及認定標準：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4">
            <text:p>　1.流通卡數：發卡總數減停卡總數，且卡片狀況為正常者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3.當月發卡數：不含補發卡、續卡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4.當月停卡數：指新增停卡部分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5.循環信用餘額：係指持卡人使用循環信用之餘額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6.未到期分期付款餘額：包括預借現金分期、消費帳款分期及帳單分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7.當月簽帳金額：係指持卡人當月刷卡消費金額，如屬分期消費帳款應於消費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8.當月預借現金金額：係指持卡人當月動用預借現金金額，如屬分期預借現金應於動用當月全數申報本欄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　　　　　　俟持卡人將所積欠各期最低應繳金額全部償還後，始得回復為未逾期。</text:p>
          </table:table-cell>
          <table:table-cell table:number-columns-repeated="16383"/>
        </table:table-row>
        <table:table-row table:style-name="ro2">
          <table:table-cell office:value-type="string" table:style-name="ce24">
            <text:p>　10.備抵呆帳提足率：實際提列備抵呆帳占應提備抵呆帳之比率。</text:p>
          </table:table-cell>
          <table:table-cell table:number-columns-repeated="16383"/>
        </table:table-row>
        <table:table-row table:number-rows-repeated="10485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590551181102362in" fo:margin-right="0.196850393700787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.433070866141732in" fo:margin-left="0.590551181102362in" fo:margin-right="0.196850393700787in" fo:margin-bottom="0in"/>
      </style:header-style>
      <style:footer-style>
        <style:header-footer-properties fo:min-height="0.433070866141732in" fo:margin-left="0.590551181102362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何佳怡</meta:initial-creator>
    <dc:creator>何佳怡</dc:creator>
    <meta:creation-date>2017-05-22T02:09:46Z</meta:creation-date>
    <dc:date>2017-05-22T02:12:05Z</dc:date>
  </office:meta>
</office:document-meta>
</file>